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4.782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4.119cm"/>
    </style:style>
    <style:style style:name="co25" style:family="table-column">
      <style:table-column-properties fo:break-before="auto" style:column-width="0.524cm"/>
    </style:style>
    <style:style style:name="co26" style:family="table-column">
      <style:table-column-properties fo:break-before="auto" style:column-width="3.261cm"/>
    </style:style>
    <style:style style:name="co27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0" style:family="table-cell" style:parent-style-name="Default">
      <style:table-cell-properties fo:background-color="#ff0000"/>
      <style:text-properties fo:color="#0000ff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G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I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([.I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G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I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I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table:formula="of:=([.G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I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[.I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G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I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3" table:formula="of:=([.G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I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G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I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I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3" table:formula="of:=([.G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I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I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([.G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I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([.I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I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I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I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G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I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G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I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([.I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([.I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I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table:formula="of:=([.G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I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G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I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" table:formula="of:=([.G27]/35*5)+1" office:value-type="float" office:value="2.71428571428571" calcext:value-type="float">
            <text:p>2,7142857143</text:p>
          </table:table-cell>
          <table:table-cell/>
          <table:table-cell table:formula="of:=([.I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I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table:formula="of:=([.G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I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G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I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([.I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table:formula="of:=([.G34]/35*5)+1" office:value-type="float" office:value="2.71428571428571" calcext:value-type="float">
            <text:p>2,7142857143</text:p>
          </table:table-cell>
          <table:table-cell/>
          <table:table-cell table:formula="of:=([.I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I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G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I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table:formula="of:=([.G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I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G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I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([.I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([.G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I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table:formula="of:=([.G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I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ggb</text:p>
          </table:table-cell>
          <table:table-cell table:style-name="ce6" office:value-type="string" calcext:value-type="string">
            <text:p>Anim_ggb</text:p>
          </table:table-cell>
          <table:table-cell table:style-name="ce6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5" table:number-columns-repeated="8"/>
          <table:table-cell table:style-name="Default"/>
        </table:table-row>
        <table:table-row table:style-name="ro1">
          <table:table-cell table:style-name="ce5" table:number-columns-repeated="8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0" table:default-cell-style-name="ce9"/>
        <table:table-column table:style-name="co10" table:default-cell-style-name="ce1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style-name="Default" table:number-columns-repeated="3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7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0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1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2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3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4]*4.5/23" office:value-type="float" office:value="0.978260869565217" calcext:value-type="float">
            <text:p>0,978260869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5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7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8]*4.5/23" office:value-type="float" office:value="3.32608695652174" calcext:value-type="float">
            <text:p>3,32608695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1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0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1]*4.5/23" office:value-type="float" office:value="3.1304347826087" calcext:value-type="float">
            <text:p>3,130434782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3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6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8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31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3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3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4]*4.5/23" office:value-type="float" office:value="2.73913043478261" calcext:value-type="float">
            <text:p>2,7391304348</text:p>
          </table:table-cell>
          <table:table-cell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3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/>
        </table:table-row>
      </table:table>
      <table:table table:name="1103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7" table:number-columns-repeated="7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untos</text:p>
          </table:table-cell>
          <table:table-cell table:style-name="Default" table:number-columns-repeated="5"/>
          <table:table-cell table:style-name="Default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8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4"/>
          <table:table-cell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8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A1:'901'.I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21:12:03.9713369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5T21:18:37.792377287</dc:date>
    <dc:creator>Germán Ramírez</dc:creator>
    <meta:editing-duration>P1DT13H48M5S</meta:editing-duration>
    <meta:editing-cycles>53</meta:editing-cycles>
    <meta:generator>LibreOffice/4.3.3.2$Linux_X86_64 LibreOffice_project/430m0$Build-2</meta:generator>
    <meta:printed-by>Germán Ramírez</meta:printed-by>
    <meta:print-date>2015-03-23T22:19:17.051307903</meta:print-date>
    <meta:document-statistic meta:table-count="5" meta:cell-count="877" meta:object-count="0"/>
  </office:meta>
</office:document-meta>
</file>